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36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4.1275cm"/>
    </style:style>
    <style:style style:name="co4" style:family="table-column">
      <style:table-column-properties fo:break-before="auto" style:column-width="3.62479166666667cm" style:use-optimal-column-width="true"/>
    </style:style>
    <style:style style:name="co5" style:family="table-column">
      <style:table-column-properties fo:break-before="auto" style:column-width="3.175cm" style:use-optimal-column-width="true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6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art</text:p>
          </table:table-cell>
          <table:table-cell office:value-type="string" table:style-name="ce1">
            <text:p>Part number</text:p>
          </table:table-cell>
          <table:table-cell office:value-type="string" table:style-name="ce1">
            <text:p>neede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cost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9-pin d'sub female</text:p>
          </table:table-cell>
          <table:table-cell office:value-type="string" table:style-name="ce7">
            <text:p>L17SM209SB14T-ND</text:p>
          </table:table-cell>
          <table:table-cell office:value-type="float" office:value="1" table:style-name="ce2">
            <text:p>1</text:p>
          </table:table-cell>
          <table:table-cell office:value-type="currency" office:value="5.64" table:style-name="ce3">
            <text:p>$5.64</text:p>
          </table:table-cell>
          <table:table-cell office:value-type="currency" office:value="5.64" table:formula="of:=[.D3]*[.E3]" table:style-name="ce3">
            <text:p>$5.64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CDC</text:p>
          </table:table-cell>
          <table:table-cell office:value-type="string" table:style-name="ce7">
            <text:p>296-42334-1-ND</text:p>
          </table:table-cell>
          <table:table-cell office:value-type="float" office:value="1" table:style-name="ce2">
            <text:p>1</text:p>
          </table:table-cell>
          <table:table-cell office:value-type="currency" office:value="8.32" table:style-name="ce3">
            <text:p>$8.32</text:p>
          </table:table-cell>
          <table:table-cell office:value-type="currency" office:value="8.32" table:formula="of:=[.D4]*[.E4]" table:style-name="ce3">
            <text:p>$8.32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Ribbon connector</text:p>
          </table:table-cell>
          <table:table-cell office:value-type="string" table:style-name="ce7">
            <text:p>A120912CT-ND</text:p>
          </table:table-cell>
          <table:table-cell office:value-type="float" office:value="1" table:style-name="ce2">
            <text:p>1</text:p>
          </table:table-cell>
          <table:table-cell office:value-type="currency" office:value="0.96" table:style-name="ce3">
            <text:p>$0.96</text:p>
          </table:table-cell>
          <table:table-cell office:value-type="currency" office:value="0.96" table:formula="of:=[.D5]*[.E5]" table:style-name="ce3">
            <text:p>$0.96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Ribbon cable</text:p>
          </table:table-cell>
          <table:table-cell office:value-type="string" table:style-name="ce7">
            <text:p>MD12R-5-ND</text:p>
          </table:table-cell>
          <table:table-cell office:value-type="float" office:value="1" table:style-name="ce2">
            <text:p>1</text:p>
          </table:table-cell>
          <table:table-cell office:value-type="currency" office:value="6.54" table:style-name="ce3">
            <text:p>$6.54</text:p>
          </table:table-cell>
          <table:table-cell office:value-type="currency" office:value="6.54" table:formula="of:=[.D6]*[.E6]" table:style-name="ce3">
            <text:p>$6.54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Panel-Mount USB 2.0<text:s/></text:p>
          </table:table-cell>
          <table:table-cell office:value-type="string" table:style-name="ce2">
            <text:p>B&amp;H # CA28073</text:p>
          </table:table-cell>
          <table:table-cell office:value-type="float" office:value="1" table:style-name="ce2">
            <text:p>1</text:p>
          </table:table-cell>
          <table:table-cell office:value-type="currency" office:value="6.37" table:style-name="ce3">
            <text:p>$6.37</text:p>
          </table:table-cell>
          <table:table-cell office:value-type="currency" office:value="6.37" table:formula="of:=[.D7]*[.E7]" table:style-name="ce3">
            <text:p>$6.37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Back plane connector</text:p>
          </table:table-cell>
          <table:table-cell office:value-type="string" table:style-name="ce2">
            <text:p>A105201-ND</text:p>
          </table:table-cell>
          <table:table-cell office:value-type="float" office:value="1" table:style-name="ce2">
            <text:p>1</text:p>
          </table:table-cell>
          <table:table-cell office:value-type="currency" office:value="8.16" table:style-name="ce3">
            <text:p>$8.16</text:p>
          </table:table-cell>
          <table:table-cell office:value-type="currency" office:value="8.16" table:formula="of:=[.D8]*[.E8]" table:style-name="ce3">
            <text:p>$8.16</text:p>
          </table:table-cell>
          <table:table-cell office:value-type="string" table:style-name="ce2">
            <text:p>Back plane connector</text:p>
          </table:table-cell>
          <table:table-cell office:value-type="string" table:style-name="ce2">
            <text:p>609-3129-ND</text:p>
          </table:table-cell>
          <table:table-cell office:value-type="float" office:value="1" table:style-name="ce2">
            <text:p>1</text:p>
          </table:table-cell>
          <table:table-cell office:value-type="currency" office:value="2.92" table:style-name="ce3">
            <text:p>$2.92</text:p>
          </table:table-cell>
          <table:table-cell office:value-type="currency" office:value="2.92" table:formula="of:=[.I8]*[.J8]" table:style-name="ce3">
            <text:p>$2.9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9-pin d'sub male</text:p>
          </table:table-cell>
          <table:table-cell office:value-type="string" table:style-name="ce2">
            <text:p>5-747904-5-ND</text:p>
          </table:table-cell>
          <table:table-cell office:value-type="float" office:value="1" table:style-name="ce2">
            <text:p>1</text:p>
          </table:table-cell>
          <table:table-cell office:value-type="currency" office:value="2.78" table:style-name="ce3">
            <text:p>$2.78</text:p>
          </table:table-cell>
          <table:table-cell office:value-type="currency" office:value="2.78" table:formula="of:=[.D9]*[.E9]" table:style-name="ce3">
            <text:p>$2.78</text:p>
          </table:table-cell>
          <table:table-cell office:value-type="string" table:style-name="ce2">
            <text:p>9-pin d'sub male</text:p>
          </table:table-cell>
          <table:table-cell office:value-type="string" table:style-name="ce2">
            <text:p><text:s/>L717SDE09P-ND</text:p>
          </table:table-cell>
          <table:table-cell office:value-type="float" office:value="1" table:style-name="ce2">
            <text:p>1</text:p>
          </table:table-cell>
          <table:table-cell office:value-type="currency" office:value="0.69" table:style-name="ce3">
            <text:p>$0.69</text:p>
          </table:table-cell>
          <table:table-cell office:value-type="currency" office:value="0.69" table:formula="of:=[.I9]*[.J9]" table:style-name="ce3">
            <text:p>$0.69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2">
            <text:p>DIP 1 pos switch</text:p>
          </table:table-cell>
          <table:table-cell office:value-type="string" table:style-name="ce7">
            <text:p>Z5195-ND</text:p>
          </table:table-cell>
          <table:table-cell office:value-type="float" office:value="2" table:style-name="ce2">
            <text:p>2</text:p>
          </table:table-cell>
          <table:table-cell office:value-type="currency" office:value="0.85" table:style-name="ce3">
            <text:p>$0.85</text:p>
          </table:table-cell>
          <table:table-cell office:value-type="currency" office:value="1.7" table:formula="of:=[.D10]*[.E10]" table:style-name="ce3">
            <text:p>$1.7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DIP 2 pos switch</text:p>
          </table:table-cell>
          <table:table-cell office:value-type="string" table:style-name="ce2">
            <text:p>SW1198-ND</text:p>
          </table:table-cell>
          <table:table-cell office:value-type="float" office:value="3" table:style-name="ce2">
            <text:p>3</text:p>
          </table:table-cell>
          <table:table-cell office:value-type="currency" office:value="0.88" table:style-name="ce3">
            <text:p>$0.88</text:p>
          </table:table-cell>
          <table:table-cell office:value-type="currency" office:value="2.64" table:formula="of:=[.D11]*[.E11]" table:style-name="ce3">
            <text:p>$2.64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Box</text:p>
          </table:table-cell>
          <table:table-cell office:value-type="string" table:style-name="ce2">
            <text:p>377-1528-ND</text:p>
          </table:table-cell>
          <table:table-cell office:value-type="float" office:value="1" table:style-name="ce2">
            <text:p>1</text:p>
          </table:table-cell>
          <table:table-cell office:value-type="currency" office:value="11.14" table:style-name="ce3">
            <text:p>$11.14</text:p>
          </table:table-cell>
          <table:table-cell office:value-type="currency" office:value="11.14" table:formula="of:=[.D12]*[.E12]" table:style-name="ce3">
            <text:p>$11.14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BNC trigger</text:p>
          </table:table-cell>
          <table:table-cell office:value-type="string" table:style-name="ce2">
            <text:p>ARFX1905-ND</text:p>
          </table:table-cell>
          <table:table-cell office:value-type="float" office:value="1" table:style-name="ce2">
            <text:p>1</text:p>
          </table:table-cell>
          <table:table-cell office:value-type="currency" office:value="2.5099999999999998" table:style-name="ce3">
            <text:p>$2.51</text:p>
          </table:table-cell>
          <table:table-cell office:value-type="currency" office:value="2.5099999999999998" table:formula="of:=[.D13]*[.E13]" table:style-name="ce3">
            <text:p>$2.51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Optocoupler</text:p>
          </table:table-cell>
          <table:table-cell office:value-type="string" table:style-name="ce2">
            <text:p>1080-1198-1-ND</text:p>
          </table:table-cell>
          <table:table-cell office:value-type="float" office:value="1" table:style-name="ce2">
            <text:p>1</text:p>
          </table:table-cell>
          <table:table-cell office:value-type="currency" office:value="0.61" table:style-name="ce3">
            <text:p>$0.61</text:p>
          </table:table-cell>
          <table:table-cell office:value-type="currency" office:value="0.61" table:formula="of:=[.D14]*[.E14]" table:style-name="ce3">
            <text:p>$0.61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Stand offs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currency" office:value="1" table:style-name="ce3">
            <text:p>$1.00</text:p>
          </table:table-cell>
          <table:table-cell office:value-type="currency" office:value="2" table:formula="of:=[.D15]*[.E15]" table:style-name="ce3">
            <text:p>$2.00</text:p>
          </table:table-cell>
          <table:table-cell table:number-columns-repeated="16378" table:style-name="ce2"/>
        </table:table-row>
        <table:table-row table:style-name="ro1">
          <table:table-cell/>
          <table:table-cell office:value-type="string" table:style-name="ce2">
            <text:p>Pcb boards</text:p>
          </table:table-cell>
          <table:table-cell office:value-type="string" table:style-name="ce2">
            <text:p>OshPark</text:p>
          </table:table-cell>
          <table:table-cell office:value-type="float" office:value="1" table:style-name="ce2">
            <text:p>1</text:p>
          </table:table-cell>
          <table:table-cell office:value-type="currency" office:value="10" table:style-name="ce3">
            <text:p>$10.00</text:p>
          </table:table-cell>
          <table:table-cell office:value-type="currency" office:value="10" table:formula="of:=[.D16]*[.E16]" table:style-name="ce3">
            <text:p>$10.00</text:p>
          </table:table-cell>
          <table:table-cell office:value-type="string" table:style-name="ce2">
            <text:p>per board</text:p>
          </table:table-cell>
          <table:table-cell table:number-columns-repeated="16377" table:style-name="ce2"/>
        </table:table-row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4">
            <text:p>Capacitors</text:p>
          </table:table-cell>
          <table:covered-table-cell/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10 uF</text:p>
          </table:table-cell>
          <table:table-cell office:value-type="string" table:style-name="ce2">
            <text:p>445-14262-1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19]*[.E19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 uF</text:p>
          </table:table-cell>
          <table:table-cell office:value-type="string" table:style-name="ce2">
            <text:p>445-5138-1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0]*[.E20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0.1 uF</text:p>
          </table:table-cell>
          <table:table-cell office:value-type="string" table:style-name="ce2">
            <text:p>445-2500-1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1]*[.E21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51 uF</text:p>
          </table:table-cell>
          <table:table-cell office:value-type="string" table:style-name="ce2">
            <text:p><text:s/>1276-2310-1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2]*[.E22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/>
          <table:table-cell office:value-type="string" table:number-columns-spanned="2" table:number-rows-spanned="1" table:style-name="ce4">
            <text:p>Resistors</text:p>
          </table:table-cell>
          <table:covered-table-cell/>
          <table:table-cell table:style-name="ce2"/>
          <table:table-cell table:number-columns-repeated="2"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0k1</text:p>
          </table:table-cell>
          <table:table-cell office:value-type="string" table:style-name="ce2">
            <text:p>YAG3561CT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5]*[.E25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0k</text:p>
          </table:table-cell>
          <table:table-cell office:value-type="string" table:style-name="ce2">
            <text:p>311-10KLECT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6]*[.E26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4k7</text:p>
          </table:table-cell>
          <table:table-cell office:value-type="string" table:style-name="ce2">
            <text:p>YAG3676CT-ND</text:p>
          </table:table-cell>
          <table:table-cell office:value-type="float" office:value="10" table:style-name="ce2">
            <text:p>10</text:p>
          </table:table-cell>
          <table:table-cell office:value-type="currency" office:value="0.1" table:style-name="ce3">
            <text:p>$0.10</text:p>
          </table:table-cell>
          <table:table-cell office:value-type="currency" office:value="1" table:formula="of:=[.D27]*[.E27]" table:style-name="ce3">
            <text:p>$1.00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style-name="ce3"/>
          <table:table-cell office:value-type="currency" office:value="0" table:formula="of:=[.D28]*[.E28]" table:style-name="ce3">
            <text:p>$0.00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table:style-name="ce3"/>
          <table:table-cell office:value-type="currency" office:value="0" table:formula="of:=[.D29]*[.E29]" table:style-name="ce3">
            <text:p>$0.00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2"/>
          <table:table-cell office:value-type="string" table:style-name="ce5">
            <text:p>total</text:p>
          </table:table-cell>
          <table:table-cell office:value-type="currency" office:value="76.37" table:formula="of:=SUM([.F3:.F27])" table:style-name="ce6">
            <text:p>$76.37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owney </meta:initial-creator>
    <dc:creator>Downey, Austin R [CCE E]</dc:creator>
    <meta:creation-date>2016-09-25T23:13:27Z</meta:creation-date>
    <dc:date>2017-02-03T22:18:29Z</dc:date>
    <meta:editing-cycles>24</meta:editing-cycles>
    <meta:editing-duration>PT124519S</meta:editing-duration>
  </office:meta>
</office:document-meta>
</file>